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37b" officeooo:paragraph-rsid="001e537b"/>
    </style:style>
    <style:style style:name="P2" style:family="paragraph" style:parent-style-name="Standard" style:list-style-name="L1">
      <style:text-properties officeooo:rsid="001e537b" officeooo:paragraph-rsid="001e537b"/>
    </style:style>
    <style:style style:name="P3" style:family="paragraph" style:parent-style-name="Standard" style:list-style-name="L1">
      <style:text-properties officeooo:rsid="001edf0c" officeooo:paragraph-rsid="001edf0c"/>
    </style:style>
    <style:style style:name="P4" style:family="paragraph" style:parent-style-name="Standard" style:list-style-name="L1">
      <style:text-properties officeooo:rsid="0020c35e" officeooo:paragraph-rsid="0020c35e"/>
    </style:style>
    <style:style style:name="P5" style:family="paragraph" style:parent-style-name="Standard" style:list-style-name="L2">
      <style:text-properties officeooo:rsid="0020c35e" officeooo:paragraph-rsid="0020c35e"/>
    </style:style>
    <style:style style:name="P6" style:family="paragraph" style:parent-style-name="Standard" style:list-style-name="L3">
      <style:text-properties officeooo:rsid="002122c5" officeooo:paragraph-rsid="002122c5"/>
    </style:style>
    <style:style style:name="P7" style:family="paragraph" style:parent-style-name="Standard" style:list-style-name="L3">
      <style:text-properties officeooo:rsid="00229ac3" officeooo:paragraph-rsid="00229ac3"/>
    </style:style>
    <style:style style:name="P8" style:family="paragraph" style:parent-style-name="Standard">
      <style:text-properties officeooo:rsid="00229ac3" officeooo:paragraph-rsid="00229ac3"/>
    </style:style>
    <style:style style:name="P9" style:family="paragraph" style:parent-style-name="Standard" style:list-style-name="L4">
      <style:text-properties officeooo:rsid="0024808a" officeooo:paragraph-rsid="0024808a"/>
    </style:style>
    <style:style style:name="P10" style:family="paragraph" style:parent-style-name="Standard" style:list-style-name="L4">
      <style:text-properties officeooo:rsid="0025ffdb" officeooo:paragraph-rsid="0025ffdb"/>
    </style:style>
    <style:style style:name="P11" style:family="paragraph" style:parent-style-name="Standard" style:list-style-name="L3">
      <style:text-properties officeooo:rsid="002774c3" officeooo:paragraph-rsid="002774c3"/>
    </style:style>
    <style:style style:name="T1" style:family="text">
      <style:text-properties officeooo:rsid="001e537b"/>
    </style:style>
    <style:style style:name="T2" style:family="text">
      <style:text-properties officeooo:rsid="001edf0c"/>
    </style:style>
    <style:style style:name="T3" style:family="text">
      <style:text-properties officeooo:rsid="0020c35e"/>
    </style:style>
    <style:style style:name="T4" style:family="text">
      <style:text-properties officeooo:rsid="002122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Lab meeting: </text:span>“<text:span text:style-name="T1">Information-processing in cerebral organoids”</text:span></text:p>
      <text:p text:style-name="Standard"/>
      <text:p text:style-name="P1">Outline</text:p>
      <text:p text:style-name="P1"/>
      <text:p text:style-name="P1">Motivation / questions</text:p>
      <text:list xml:id="list497597642" text:style-name="L1">
        <text:list-item>
          <text:p text:style-name="P2">Medicine</text:p>
          <text:list>
            <text:list-item>
              <text:p text:style-name="P2">Organoids allow for experimentation on human cells, possibly derived from patients</text:p>
            </text:list-item>
            <text:list-item>
              <text:p text:style-name="P2">Enables <text:span text:style-name="T2">non-invasive, high-throughput study of drugs, personalized medicines</text:span></text:p>
            </text:list-item>
            <text:list-item>
              <text:p text:style-name="P3">Relatively little known about dynamics, potential function of cerebral organoids</text:p>
            </text:list-item>
          </text:list>
        </text:list-item>
        <text:list-item>
          <text:p text:style-name="P2">Theoretical neuroscience</text:p>
          <text:list>
            <text:list-item>
              <text:p text:style-name="P3">To what extent do the tunable parameters of a neuronal network need to be optimized <text:span text:style-name="T3">in order </text:span>to represent information?</text:p>
            </text:list-item>
            <text:list-item>
              <text:p text:style-name="P3">What <text:span text:style-name="T3">are neuronal networks capable of at the start of development?</text:span></text:p>
            </text:list-item>
            <text:list-item>
              <text:p text:style-name="P4">How do spontaneous activity patterns change neuronal networks? How does (statistically regular) input from the environment?</text:p>
            </text:list-item>
          </text:list>
        </text:list-item>
      </text:list>
      <text:p text:style-name="P1"/>
      <text:p text:style-name="P1">Hypotheses</text:p>
      <text:list xml:id="list4248269897" text:style-name="L2">
        <text:list-item>
          <text:p text:style-name="P5">Cerebral organoids of ~10^6 principal neurons (+ interneurons, glia etc.), by virtue of being a large network of coupled integrators, are capable of representing time-varying input in a way that is <text:span text:style-name="T4">linearly decodable</text:span></text:p>
        </text:list-item>
        <text:list-item>
          <text:p text:style-name="P5"/>
        </text:list-item>
      </text:list>
      <text:p text:style-name="P1"/>
      <text:p text:style-name="P1">Goals / Approach</text:p>
      <text:list xml:id="list3886246300" text:style-name="L3">
        <text:list-item>
          <text:p text:style-name="P6">Decode electrical input from neural dynamics of cerebral organoid</text:p>
          <text:list>
            <text:list-item>
              <text:p text:style-name="P11">Simulate (rate model) reservoir computer in software</text:p>
            </text:list-item>
            <text:list-item>
              <text:p text:style-name="P11">Simulate (spiking) reservoir computer in software</text:p>
            </text:list-item>
            <text:list-item>
              <text:p text:style-name="P11">Add in technical limitations: noise, feedback delays</text:p>
            </text:list-item>
          </text:list>
        </text:list-item>
        <text:list-item>
          <text:p text:style-name="P7">Use decoded neural dynamics to predict the next state of a system</text:p>
        </text:list-item>
        <text:list-item>
          <text:p text:style-name="P7">Characterize how organoid’s ability to encode information and predict changes (a) over development, (b) as a function of repeated exposure to inputs</text:p>
        </text:list-item>
      </text:list>
      <text:p text:style-name="P8"/>
      <text:p text:style-name="P8">Preliminary work / context</text:p>
      <text:list xml:id="list1855515053" text:style-name="L4">
        <text:list-item>
          <text:p text:style-name="P9">Reservoir computing schematic</text:p>
        </text:list-item>
        <text:list-item>
          <text:p text:style-name="P10">Show ESN working </text:p>
          <text:list>
            <text:list-item>
              <text:p text:style-name="P10">Decode input</text:p>
            </text:list-item>
            <text:list-item>
              <text:p text:style-name="P10">Predict some syst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14:26:48.602395040</meta:creation-date>
    <dc:date>2022-01-31T17:27:49.522250897</dc:date>
    <meta:editing-duration>PT7M59S</meta:editing-duration>
    <meta:editing-cycles>1</meta:editing-cycles>
    <meta:document-statistic meta:table-count="0" meta:image-count="0" meta:object-count="0" meta:page-count="1" meta:paragraph-count="26" meta:word-count="224" meta:character-count="1461" meta:non-whitespace-character-count="1281"/>
    <meta:generator>LibreOffice/6.1.5.2$Linux_X86_64 LibreOffice_project/10$Build-2</meta:generator>
  </office:meta>
</office:document-meta>
</file>